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31cm"/>
    </style:style>
    <style:style style:name="co3" style:family="table-column">
      <style:table-column-properties fo:break-before="auto" style:column-width="5.216cm"/>
    </style:style>
    <style:style style:name="co4" style:family="table-column">
      <style:table-column-properties fo:break-before="auto" style:column-width="5.883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2">
          <table:table-cell office:value-type="string">
            <text:p>Файлы</text:p>
          </table:table-cell>
          <table:table-cell office:value-type="string">
            <text:p>Описание</text:p>
          </table:table-cell>
          <table:table-cell office:value-type="string">
            <text:p>Запуск через ./</text:p>
          </table:table-cell>
          <table:table-cell/>
          <table:table-cell office:value-type="string">
            <text:p>Добавление директории в PATH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Сообщение</text:p>
          </table:table-cell>
          <table:table-cell office:value-type="string">
            <text:p>$?</text:p>
          </table:table-cell>
          <table:table-cell office:value-type="string">
            <text:p>Сообщение</text:p>
          </table:table-cell>
          <table:table-cell office:value-type="string">
            <text:p>$?</text:p>
          </table:table-cell>
        </table:table-row>
        <table:table-row table:style-name="ro2">
          <table:table-cell office:value-type="string">
            <text:p>ls1</text:p>
          </table:table-cell>
          <table:table-cell office:value-type="string">
            <text:p>Без прав на чтение</text:p>
          </table:table-cell>
          <table:table-cell office:value-type="string">
            <text:p>bash: ./ls1: Permission denied</text:p>
          </table:table-cell>
          <table:table-cell office:value-type="float" office:value="126">
            <text:p>126</text:p>
          </table:table-cell>
          <table:table-cell office:value-type="string">
            <text:p>bash: /Users/sedric/Desktop/minishell/ls/ls1: Permission denied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office:value-type="string">
            <text:p>ls2</text:p>
          </table:table-cell>
          <table:table-cell office:value-type="string">
            <text:p>Директория</text:p>
          </table:table-cell>
          <table:table-cell office:value-type="string">
            <text:p>bash: ./ls2: is a directory</text:p>
          </table:table-cell>
          <table:table-cell office:value-type="float" office:value="126">
            <text:p>126</text:p>
          </table:table-cell>
          <table:table-cell office:value-type="string">
            <text:p>bash: ls2: command not found</text:p>
          </table:table-cell>
          <table:table-cell office:value-type="float" office:value="127">
            <text:p>127</text:p>
          </table:table-cell>
        </table:table-row>
        <table:table-row table:style-name="ro2">
          <table:table-cell office:value-type="string">
            <text:p>ls3</text:p>
          </table:table-cell>
          <table:table-cell office:value-type="string">
            <text:p>Несуществует</text:p>
          </table:table-cell>
          <table:table-cell office:value-type="string">
            <text:p>bash: ./ls3: No such file or directory</text:p>
          </table:table-cell>
          <table:table-cell office:value-type="float" office:value="127">
            <text:p>127</text:p>
          </table:table-cell>
          <table:table-cell office:value-type="string">
            <text:p>bash: ls3: command not found</text:p>
          </table:table-cell>
          <table:table-cell office:value-type="float" office:value="127">
            <text:p>127</text:p>
          </table:table-cell>
        </table:table-row>
        <table:table-row table:style-name="ro2">
          <table:table-cell office:value-type="string">
            <text:p>ls4</text:p>
          </table:table-cell>
          <table:table-cell office:value-type="string">
            <text:p>Без прав на исполнение</text:p>
          </table:table-cell>
          <table:table-cell office:value-type="string">
            <text:p>bash: ./ls4: Permission denied</text:p>
          </table:table-cell>
          <table:table-cell office:value-type="float" office:value="126">
            <text:p>126</text:p>
          </table:table-cell>
          <table:table-cell office:value-type="string">
            <text:p>bash: /Users/sedric/Desktop/minishell/ls/ls4: Permission denied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office:value-type="string">
            <text:p>ls5</text:p>
          </table:table-cell>
          <table:table-cell office:value-type="string">
            <text:p>Ок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test</text:p>
          </table:table-cell>
          <table:table-cell office:value-type="string">
            <text:p>С правими на исполнение, но не бинарный файл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1">21.11.2020</text:date>, <text:time>01:0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9T19:59:58</meta:creation-date>
    <dc:date>2020-11-21T01:07:03.98</dc:date>
    <meta:editing-duration>PT11H57M28S</meta:editing-duration>
    <meta:editing-cycles>2</meta:editing-cycles>
    <meta:generator>OpenOffice/4.1.5$Win32 OpenOffice.org_project/415m1$Build-9789</meta:generator>
    <dc:creator>Олег Муляр</dc:creator>
    <meta:document-statistic meta:table-count="3" meta:cell-count="40" meta:object-count="0"/>
  </office:meta>
</office:document-meta>
</file>